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378cm" table:align="margins"/>
    </style:style>
    <style:style style:name="Table1.A" style:family="table-column">
      <style:table-column-properties style:column-width="2.043cm" style:rel-column-width="7281*"/>
    </style:style>
    <style:style style:name="Table1.B" style:family="table-column">
      <style:table-column-properties style:column-width="2.043cm" style:rel-column-width="7282*"/>
    </style:style>
    <style:style style:name="Table1.H" style:family="table-column">
      <style:table-column-properties style:column-width="2.041cm" style:rel-column-width="7280*"/>
    </style:style>
    <style:style style:name="Table1.I" style:family="table-column">
      <style:table-column-properties style:column-width="2.043cm" style:rel-column-width="7283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3" style:family="paragraph" style:parent-style-name="Standard">
      <style:text-properties fo:font-size="14pt" officeooo:rsid="0008385f" officeooo:paragraph-rsid="0008385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98291" officeooo:paragraph-rsid="00098291" style:font-size-asian="14pt" style:font-size-complex="14pt"/>
    </style:style>
    <style:style style:name="P5" style:family="paragraph" style:parent-style-name="Standard">
      <style:text-properties fo:font-size="14pt" officeooo:rsid="00098291" officeooo:paragraph-rsid="00098291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93b4f" officeooo:paragraph-rsid="00093b4f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11" style:family="paragraph" style:parent-style-name="Standard">
      <style:text-properties fo:font-size="14pt" officeooo:rsid="0008385f" officeooo:paragraph-rsid="0008385f" style:font-size-asian="14pt" style:font-size-complex="14pt"/>
    </style:style>
    <style:style style:name="T1" style:family="text">
      <style:text-properties officeooo:rsid="000aaf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YZ SCHOOL </text:p>
      <text:p text:style-name="P2"/>
      <text:p text:style-name="P4">PROGRESS CARD FOR YEAR 2018-19</text:p>
      <text:p text:style-name="P2"/>
      <text:p text:style-name="P2"/>
      <text:p text:style-name="P3">ROLL <text:s text:c="3"/>: <text:s/><text:database-display text:table-name="Sheet1" text:table-type="table" text:column-name="ROLL" text:database-name="STUDENTS-RECEODS">&lt;ROLL&gt;</text:database-display></text:p>
      <text:p text:style-name="P3"/>
      <text:p text:style-name="P3">NAME <text:s text:c="2"/>:<text:database-display text:table-name="Sheet1" text:table-type="table" text:column-name="NAME" text:database-name="STUDENTS-RECEODS">&lt;NAME&gt;</text:database-display></text:p>
      <text:p text:style-name="P3"/>
      <text:p text:style-name="P1"/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column table:style-name="Table1.B" table:number-columns-repeated="2"/>
        <table:table-column table:style-name="Table1.H"/>
        <table:table-column table:style-name="Table1.I"/>
        <table:table-row>
          <table:table-cell table:style-name="Table1.A1" office:value-type="string">
            <text:p text:style-name="P6">SUB</text:p>
          </table:table-cell>
          <table:table-cell table:style-name="Table1.A1" office:value-type="string">
            <text:p text:style-name="P6">PHY</text:p>
          </table:table-cell>
          <table:table-cell table:style-name="Table1.A1" office:value-type="string">
            <text:p text:style-name="P6">CHE</text:p>
          </table:table-cell>
          <table:table-cell table:style-name="Table1.A1" office:value-type="string">
            <text:p text:style-name="P6">MAT</text:p>
          </table:table-cell>
          <table:table-cell table:style-name="Table1.A1" office:value-type="string">
            <text:p text:style-name="P6">BIO</text:p>
          </table:table-cell>
          <table:table-cell table:style-name="Table1.A1" office:value-type="string">
            <text:p text:style-name="P6">ENG</text:p>
          </table:table-cell>
          <table:table-cell table:style-name="Table1.A1" office:value-type="string">
            <text:p text:style-name="P6">ITE</text:p>
          </table:table-cell>
          <table:table-cell table:style-name="Table1.A1" office:value-type="string">
            <text:p text:style-name="P7">TOTAL</text:p>
          </table:table-cell>
          <table:table-cell table:style-name="Table1.I1" office:value-type="string">
            <text:p text:style-name="P7">GRADE</text:p>
          </table:table-cell>
        </table:table-row>
        <table:table-row>
          <table:table-cell table:style-name="Table1.A2" office:value-type="string">
            <text:p text:style-name="P6">MARKS</text:p>
          </table:table-cell>
          <table:table-cell table:style-name="Table1.A2" office:value-type="string">
            <text:p text:style-name="P8"><text:database-display text:table-name="Sheet1" text:table-type="table" text:column-name="PHY" text:database-name="STUDENTS-RECEODS">&lt;PHY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CHE" text:database-name="STUDENTS-RECEODS">&lt;CHE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MAT" text:database-name="STUDENTS-RECEODS">&lt;MAT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BIO" text:database-name="STUDENTS-RECEODS">&lt;BIO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ENG" text:database-name="STUDENTS-RECEODS">&lt;EN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ITE" text:database-name="STUDENTS-RECEODS">&lt;ITE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TOT" text:database-name="STUDENTS-RECEODS">&lt;TOT&gt;</text:database-display></text:p>
          </table:table-cell>
          <table:table-cell table:style-name="Table1.I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GRACE</text:p>
          </table:table-cell>
          <table:table-cell table:style-name="Table1.A2" office:value-type="string">
            <text:p text:style-name="P8"><text:database-display text:table-name="Sheet1" text:table-type="table" text:column-name="PG" text:database-name="STUDENTS-RECEODS">&lt;P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CG" text:database-name="STUDENTS-RECEODS">&lt;C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MG" text:database-name="STUDENTS-RECEODS">&lt;M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BG" text:database-name="STUDENTS-RECEODS">&lt;B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EG" text:database-name="STUDENTS-RECEODS">&lt;E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IG" text:database-name="STUDENTS-RECEODS">&lt;I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GT" text:database-name="STUDENTS-RECEODS">&lt;GT&gt;</text:database-display></text:p>
          </table:table-cell>
          <table:table-cell table:style-name="Table1.I2" office:value-type="string">
            <text:p text:style-name="P8"/>
          </table:table-cell>
        </table:table-row>
      </table:table>
      <text:p text:style-name="P1"/>
      <text:p text:style-name="P1"/>
      <text:p text:style-name="P5">RULES <text:s/>: <text:s/>1. <text:s/>MINIMUM 35 MARKS IN EACH SUBJECT </text:p>
      <text:p text:style-name="P5"><text:tab/> <text:s text:c="7"/>2. <text:s/>GRACE OF MAXIMUM 10 MARKS IN MAXIMUM 3 SUBJECTS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0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6:53:54.410527905</meta:creation-date>
    <dc:date>2018-05-18T20:46:23.420094872</dc:date>
    <meta:editing-duration>PT30M34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31" meta:word-count="56" meta:character-count="284" meta:non-whitespace-character-count="238"/>
  </office:meta>
</office:document-meta>
</file>